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="solid" draw:fill-color="#ffff66" draw:textarea-horizontal-align="center" draw:textarea-vertical-align="middle"/>
    </style:style>
    <style:style style:name="gr1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5cm" fo:min-width="0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8cm" fo:min-width="0.2cm"/>
    </style:style>
    <style:style style:name="gr1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5pt" style:font-size-asian="5pt" style:font-size-complex="5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5pt" style:font-size-asian="6pt" style:font-size-complex="6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5pt" style:font-size-asian="6pt" style:font-size-complex="6pt"/>
    </style:style>
    <style:style style:name="T6" style:family="text">
      <style:text-properties style:text-position="super 58%" fo:font-size="6pt" style:font-size-asian="6pt" style:font-size-complex="6pt"/>
    </style:style>
    <style:style style:name="T7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8cm" svg:height="0.6cm" svg:x="14.9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6cm" svg:x="14.8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0.6cm" svg:x="14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4.8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5.4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0.6cm" svg:x="6cm" svg:y="3.6cm">
          <text:p text:style-name="P2"><text:span text:style-name="T1">0x4 (MEM_CTL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0.6cm" svg:x="14.6cm" svg:y="4.4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cm" svg:height="0.6cm" svg:x="3.44cm" svg:y="3.6cm">
          <text:p text:style-name="P2"><text:span text:style-name="T1">Host TX: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5cm" svg:height="0.6cm" svg:x="3.44cm" svg:y="4.4cm">
          <text:p text:style-name="P2"><text:span text:style-name="T1">Host RX: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0.6cm" svg:x="4.8cm" svg:y="3cm">
          <text:p text:style-name="P2"><text:span text:style-name="T1">Command fram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0.6cm" svg:x="9.7cm" svg:y="3cm">
          <text:p text:style-name="P2"><text:span text:style-name="T1">Data fram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6cm" svg:x="14cm" svg:y="3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6cm" svg:x="13.5cm" svg:y="3.6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6cm" svg:x="13cm" svg:y="3.6cm">
          <text:p text:style-name="P2"><text:span text:style-name="T2">mem</text:span><text:span text:style-name="T2"><text:line-break/></text:span><text:span text:style-name="T2">re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6cm" svg:x="12.5cm" svg:y="3.6cm">
          <text:p text:style-name="P2"><text:span text:style-name="T2">B/W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cm" svg:height="0.6cm" svg:x="9.7cm" svg:y="3.6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0.6cm" svg:x="14.6cm" svg:y="3cm">
          <text:p text:style-name="P2"><text:span text:style-name="T1">Burst Fram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5cm" svg:height="5.25cm" draw:transform="rotate (-1.5707963267949) translate (19.9cm 5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4.05cm" svg:height="0.6cm" svg:x="15.5cm" svg:y="5.75cm">
          <text:p text:style-name="P2"><text:span text:style-name="T1">x MEM_CNT x (2-MEM_CTL.B/W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799cm" svg:height="0.6cm" svg:x="28.307cm" svg:y="11.3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6cm" svg:height="0.6cm" svg:x="33.107cm" svg:y="11.30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2cm" svg:height="0.489cm" svg:x="32.855cm" svg:y="11.353cm">
          <draw:text-box>
            <text:p><text:span text:style-name="T4">NACK</text:span></text:p>
          </draw:text-box>
        </draw:frame>
        <draw:custom-shape draw:style-name="gr9" draw:text-style-name="P4" draw:layer="layout" svg:width="0.6cm" svg:height="0.6cm" svg:x="33.707cm" svg:y="11.30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2cm" svg:height="0.489cm" svg:x="33.552cm" svg:y="11.353cm">
          <draw:text-box>
            <text:p><text:span text:style-name="T4">Stop</text:span></text:p>
          </draw:text-box>
        </draw:frame>
        <draw:custom-shape draw:style-name="gr6" draw:text-style-name="P4" draw:layer="layout" svg:width="4.799cm" svg:height="0.6cm" svg:x="27.606cm" svg:y="11.1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6cm" svg:height="0.6cm" svg:x="32.406cm" svg:y="11.10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2cm" svg:height="0.489cm" svg:x="32.238cm" svg:y="11.153cm">
          <draw:text-box>
            <text:p><text:span text:style-name="T4">ACK</text:span></text:p>
          </draw:text-box>
        </draw:frame>
        <draw:custom-shape draw:style-name="gr6" draw:text-style-name="P4" draw:layer="layout" svg:width="4.799cm" svg:height="0.6cm" svg:x="26.905cm" svg:y="10.9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6cm" svg:height="0.6cm" svg:x="31.705cm" svg:y="10.90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2cm" svg:height="0.489cm" svg:x="31.537cm" svg:y="10.953cm">
          <draw:text-box>
            <text:p><text:span text:style-name="T4">ACK</text:span></text:p>
          </draw:text-box>
        </draw:frame>
        <draw:custom-shape draw:style-name="gr7" draw:text-style-name="P4" draw:layer="layout" svg:width="0.6cm" svg:height="0.6cm" svg:x="8.803cm" svg:y="10.7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201cm" svg:height="0.6cm" svg:x="4.002cm" svg:y="10.702cm">
          <text:p text:style-name="P2"><text:span text:style-name="T3">oMSP core Addres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0.6cm" svg:x="3.403cm" svg:y="10.702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3.652cm" svg:y1="11.702cm" svg:x2="2.802cm" svg:y2="11.702cm">
          <text:p/>
        </draw:line>
        <draw:line draw:style-name="gr13" draw:text-style-name="P2" draw:layer="layout" svg:x1="4.012cm" svg:y1="11.302cm" svg:x2="3.412cm" svg:y2="11.302cm">
          <text:p/>
        </draw:line>
        <draw:custom-shape draw:style-name="gr14" draw:text-style-name="P4" draw:layer="layout" svg:width="0.6cm" svg:height="0.6cm" svg:x="8.203cm" svg:y="10.70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099cm" svg:height="0.489cm" svg:x="3.227cm" svg:y="10.75cm">
          <draw:text-box>
            <text:p><text:span text:style-name="T4">Start</text:span></text:p>
          </draw:text-box>
        </draw:frame>
        <draw:frame draw:style-name="gr8" draw:text-style-name="P5" draw:layer="layout" svg:width="0.951cm" svg:height="0.489cm" svg:x="8.654cm" svg:y="10.751cm">
          <draw:text-box>
            <text:p><text:span text:style-name="T4">ACK</text:span></text:p>
          </draw:text-box>
        </draw:frame>
        <draw:frame draw:style-name="gr8" draw:text-style-name="P5" draw:layer="layout" svg:width="1.024cm" svg:height="0.489cm" svg:x="2.208cm" svg:y="12.255cm">
          <draw:text-box>
            <text:p><text:span text:style-name="T4">SCL</text:span></text:p>
          </draw:text-box>
        </draw:frame>
        <draw:frame draw:style-name="gr15" draw:text-style-name="P5" draw:layer="layout" svg:width="1.05cm" svg:height="0.489cm" svg:x="2.202cm" svg:y="11.642cm">
          <draw:text-box>
            <text:p><text:span text:style-name="T4">SDA</text:span></text:p>
          </draw:text-box>
        </draw:frame>
        <draw:frame draw:style-name="gr8" draw:text-style-name="P6" draw:layer="layout" svg:width="1.024cm" svg:height="0.45cm" svg:x="3.888cm" svg:y="10.327cm">
          <draw:text-box>
            <text:p><text:span text:style-name="T5">MSB</text:span></text:p>
          </draw:text-box>
        </draw:frame>
        <draw:frame draw:style-name="gr8" draw:text-style-name="P6" draw:layer="layout" svg:width="1.074cm" svg:height="0.45cm" svg:x="7.501cm" svg:y="10.328cm">
          <draw:text-box>
            <text:p><text:span text:style-name="T5">LSB</text:span></text:p>
          </draw:text-box>
        </draw:frame>
        <draw:frame draw:style-name="gr8" draw:text-style-name="P5" draw:layer="layout" svg:width="0.951cm" svg:height="0.489cm" svg:x="8.055cm" svg:y="10.756cm">
          <draw:text-box>
            <text:p><text:span text:style-name="T4">WR</text:span></text:p>
          </draw:text-box>
        </draw:frame>
        <draw:custom-shape draw:style-name="gr6" draw:text-style-name="P4" draw:layer="layout" svg:width="4.799cm" svg:height="0.6cm" svg:x="9.403cm" svg:y="10.702cm">
          <text:p text:style-name="P2"><text:span text:style-name="T3">Cmd Frame</text:span><text:span text:style-name="T4"> (write to MEM_CTL)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074cm" svg:height="0.45cm" svg:x="13.478cm" svg:y="10.328cm">
          <draw:text-box>
            <text:p><text:span text:style-name="T5">LSB</text:span></text:p>
          </draw:text-box>
        </draw:frame>
        <draw:frame draw:style-name="gr8" draw:text-style-name="P6" draw:layer="layout" svg:width="1.049cm" svg:height="0.45cm" svg:x="9.253cm" svg:y="10.328cm">
          <draw:text-box>
            <text:p><text:span text:style-name="T5">MSB</text:span></text:p>
          </draw:text-box>
        </draw:frame>
        <draw:custom-shape draw:style-name="gr7" draw:text-style-name="P4" draw:layer="layout" svg:width="0.6cm" svg:height="0.6cm" svg:x="14.203cm" svg:y="10.70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951cm" svg:height="0.489cm" svg:x="14.031cm" svg:y="10.752cm">
          <draw:text-box>
            <text:p><text:span text:style-name="T4">ACK</text:span></text:p>
          </draw:text-box>
        </draw:frame>
        <draw:frame draw:style-name="gr15" draw:text-style-name="P5" draw:layer="layout" svg:width="1.05cm" svg:height="0.497cm" svg:x="2.202cm" svg:y="10.771cm">
          <draw:text-box>
            <text:p><text:span text:style-name="T4">I</text:span><text:span text:style-name="T6">2</text:span><text:span text:style-name="T4">C</text:span></text:p>
          </draw:text-box>
        </draw:frame>
        <draw:line draw:style-name="gr12" draw:text-style-name="P2" draw:layer="layout" svg:x1="3.902cm" svg:y1="12.302cm" svg:x2="2.802cm" svg:y2="12.302cm">
          <text:p/>
        </draw:line>
        <draw:line draw:style-name="gr12" draw:text-style-name="P2" draw:layer="layout" svg:x1="3.652cm" svg:y1="11.702cm" svg:x2="3.652cm" svg:y2="12.102cm">
          <text:p/>
        </draw:line>
        <draw:line draw:style-name="gr12" draw:text-style-name="P2" draw:layer="layout" svg:x1="4.102cm" svg:y1="12.102cm" svg:x2="3.652cm" svg:y2="12.101cm">
          <text:p/>
        </draw:line>
        <draw:line draw:style-name="gr12" draw:text-style-name="P2" draw:layer="layout" svg:x1="3.906cm" svg:y1="12.302cm" svg:x2="3.906cm" svg:y2="12.702cm">
          <text:p/>
        </draw:line>
        <draw:line draw:style-name="gr12" draw:text-style-name="P2" draw:layer="layout" svg:x1="4.202cm" svg:y1="12.702cm" svg:x2="3.902cm" svg:y2="12.702cm">
          <text:p/>
        </draw:line>
        <draw:line draw:style-name="gr12" draw:text-style-name="P2" draw:layer="layout" svg:x1="4.202cm" svg:y1="12.702cm" svg:x2="4.202cm" svg:y2="12.302cm">
          <text:p/>
        </draw:line>
        <draw:line draw:style-name="gr12" draw:text-style-name="P2" draw:layer="layout" svg:x1="4.402cm" svg:y1="12.302cm" svg:x2="4.202cm" svg:y2="12.302cm">
          <text:p/>
        </draw:line>
        <draw:line draw:style-name="gr12" draw:text-style-name="P2" draw:layer="layout" svg:x1="4.402cm" svg:y1="12.302cm" svg:x2="4.402cm" svg:y2="12.702cm">
          <text:p/>
        </draw:line>
        <draw:line draw:style-name="gr12" draw:text-style-name="P2" draw:layer="layout" svg:x1="4.802cm" svg:y1="12.702cm" svg:x2="4.402cm" svg:y2="12.702cm">
          <text:p/>
        </draw:line>
        <draw:line draw:style-name="gr12" draw:text-style-name="P2" draw:layer="layout" svg:x1="4.802cm" svg:y1="12.702cm" svg:x2="4.802cm" svg:y2="12.302cm">
          <text:p/>
        </draw:line>
        <draw:line draw:style-name="gr12" draw:text-style-name="P2" draw:layer="layout" svg:x1="5.002cm" svg:y1="12.302cm" svg:x2="4.802cm" svg:y2="12.302cm">
          <text:p/>
        </draw:line>
        <draw:line draw:style-name="gr12" draw:text-style-name="P2" draw:layer="layout" svg:x1="5.002cm" svg:y1="12.302cm" svg:x2="5.002cm" svg:y2="12.702cm">
          <text:p/>
        </draw:line>
        <draw:line draw:style-name="gr12" draw:text-style-name="P2" draw:layer="layout" svg:x1="5.402cm" svg:y1="12.702cm" svg:x2="5.002cm" svg:y2="12.702cm">
          <text:p/>
        </draw:line>
        <draw:line draw:style-name="gr12" draw:text-style-name="P2" draw:layer="layout" svg:x1="5.402cm" svg:y1="12.702cm" svg:x2="5.402cm" svg:y2="12.302cm">
          <text:p/>
        </draw:line>
        <draw:line draw:style-name="gr12" draw:text-style-name="P2" draw:layer="layout" svg:x1="5.602cm" svg:y1="12.302cm" svg:x2="5.402cm" svg:y2="12.302cm">
          <text:p/>
        </draw:line>
        <draw:line draw:style-name="gr12" draw:text-style-name="P2" draw:layer="layout" svg:x1="5.602cm" svg:y1="12.302cm" svg:x2="5.602cm" svg:y2="12.702cm">
          <text:p/>
        </draw:line>
        <draw:line draw:style-name="gr12" draw:text-style-name="P2" draw:layer="layout" svg:x1="6.002cm" svg:y1="12.702cm" svg:x2="5.602cm" svg:y2="12.702cm">
          <text:p/>
        </draw:line>
        <draw:line draw:style-name="gr12" draw:text-style-name="P2" draw:layer="layout" svg:x1="6.002cm" svg:y1="12.702cm" svg:x2="6.002cm" svg:y2="12.302cm">
          <text:p/>
        </draw:line>
        <draw:line draw:style-name="gr12" draw:text-style-name="P2" draw:layer="layout" svg:x1="6.202cm" svg:y1="12.302cm" svg:x2="6.002cm" svg:y2="12.302cm">
          <text:p/>
        </draw:line>
        <draw:line draw:style-name="gr12" draw:text-style-name="P2" draw:layer="layout" svg:x1="6.202cm" svg:y1="12.302cm" svg:x2="6.202cm" svg:y2="12.702cm">
          <text:p/>
        </draw:line>
        <draw:line draw:style-name="gr12" draw:text-style-name="P2" draw:layer="layout" svg:x1="6.602cm" svg:y1="12.702cm" svg:x2="6.202cm" svg:y2="12.702cm">
          <text:p/>
        </draw:line>
        <draw:line draw:style-name="gr12" draw:text-style-name="P2" draw:layer="layout" svg:x1="6.602cm" svg:y1="12.702cm" svg:x2="6.602cm" svg:y2="12.302cm">
          <text:p/>
        </draw:line>
        <draw:line draw:style-name="gr12" draw:text-style-name="P2" draw:layer="layout" svg:x1="6.802cm" svg:y1="12.302cm" svg:x2="6.602cm" svg:y2="12.302cm">
          <text:p/>
        </draw:line>
        <draw:line draw:style-name="gr12" draw:text-style-name="P2" draw:layer="layout" svg:x1="6.802cm" svg:y1="12.302cm" svg:x2="6.802cm" svg:y2="12.702cm">
          <text:p/>
        </draw:line>
        <draw:line draw:style-name="gr12" draw:text-style-name="P2" draw:layer="layout" svg:x1="7.202cm" svg:y1="12.702cm" svg:x2="6.802cm" svg:y2="12.702cm">
          <text:p/>
        </draw:line>
        <draw:line draw:style-name="gr12" draw:text-style-name="P2" draw:layer="layout" svg:x1="7.202cm" svg:y1="12.702cm" svg:x2="7.202cm" svg:y2="12.302cm">
          <text:p/>
        </draw:line>
        <draw:line draw:style-name="gr12" draw:text-style-name="P2" draw:layer="layout" svg:x1="7.402cm" svg:y1="12.302cm" svg:x2="7.202cm" svg:y2="12.302cm">
          <text:p/>
        </draw:line>
        <draw:line draw:style-name="gr12" draw:text-style-name="P2" draw:layer="layout" svg:x1="7.402cm" svg:y1="12.302cm" svg:x2="7.402cm" svg:y2="12.702cm">
          <text:p/>
        </draw:line>
        <draw:line draw:style-name="gr12" draw:text-style-name="P2" draw:layer="layout" svg:x1="7.802cm" svg:y1="12.702cm" svg:x2="7.402cm" svg:y2="12.702cm">
          <text:p/>
        </draw:line>
        <draw:line draw:style-name="gr12" draw:text-style-name="P2" draw:layer="layout" svg:x1="7.802cm" svg:y1="12.702cm" svg:x2="7.802cm" svg:y2="12.302cm">
          <text:p/>
        </draw:line>
        <draw:line draw:style-name="gr12" draw:text-style-name="P2" draw:layer="layout" svg:x1="8.002cm" svg:y1="12.302cm" svg:x2="7.802cm" svg:y2="12.302cm">
          <text:p/>
        </draw:line>
        <draw:line draw:style-name="gr12" draw:text-style-name="P2" draw:layer="layout" svg:x1="8.002cm" svg:y1="12.302cm" svg:x2="8.002cm" svg:y2="12.702cm">
          <text:p/>
        </draw:line>
        <draw:line draw:style-name="gr12" draw:text-style-name="P2" draw:layer="layout" svg:x1="8.402cm" svg:y1="12.702cm" svg:x2="8.002cm" svg:y2="12.702cm">
          <text:p/>
        </draw:line>
        <draw:line draw:style-name="gr12" draw:text-style-name="P2" draw:layer="layout" svg:x1="8.402cm" svg:y1="12.702cm" svg:x2="8.402cm" svg:y2="12.302cm">
          <text:p/>
        </draw:line>
        <draw:line draw:style-name="gr12" draw:text-style-name="P2" draw:layer="layout" svg:x1="8.602cm" svg:y1="12.302cm" svg:x2="8.402cm" svg:y2="12.302cm">
          <text:p/>
        </draw:line>
        <draw:line draw:style-name="gr12" draw:text-style-name="P2" draw:layer="layout" svg:x1="8.602cm" svg:y1="12.302cm" svg:x2="8.602cm" svg:y2="12.702cm">
          <text:p/>
        </draw:line>
        <draw:line draw:style-name="gr12" draw:text-style-name="P2" draw:layer="layout" svg:x1="9.002cm" svg:y1="12.702cm" svg:x2="8.602cm" svg:y2="12.702cm">
          <text:p/>
        </draw:line>
        <draw:line draw:style-name="gr12" draw:text-style-name="P2" draw:layer="layout" svg:x1="9.002cm" svg:y1="12.702cm" svg:x2="9.002cm" svg:y2="12.302cm">
          <text:p/>
        </draw:line>
        <draw:line draw:style-name="gr12" draw:text-style-name="P2" draw:layer="layout" svg:x1="9.202cm" svg:y1="12.302cm" svg:x2="9.002cm" svg:y2="12.302cm">
          <text:p/>
        </draw:line>
        <draw:line draw:style-name="gr12" draw:text-style-name="P2" draw:layer="layout" svg:x1="9.202cm" svg:y1="12.302cm" svg:x2="9.202cm" svg:y2="12.702cm">
          <text:p/>
        </draw:line>
        <draw:line draw:style-name="gr12" draw:text-style-name="P2" draw:layer="layout" svg:x1="9.602cm" svg:y1="12.702cm" svg:x2="9.202cm" svg:y2="12.702cm">
          <text:p/>
        </draw:line>
        <draw:line draw:style-name="gr12" draw:text-style-name="P2" draw:layer="layout" svg:x1="9.602cm" svg:y1="12.702cm" svg:x2="9.602cm" svg:y2="12.302cm">
          <text:p/>
        </draw:line>
        <draw:line draw:style-name="gr12" draw:text-style-name="P2" draw:layer="layout" svg:x1="9.802cm" svg:y1="12.302cm" svg:x2="9.602cm" svg:y2="12.302cm">
          <text:p/>
        </draw:line>
        <draw:line draw:style-name="gr12" draw:text-style-name="P2" draw:layer="layout" svg:x1="9.802cm" svg:y1="12.302cm" svg:x2="9.802cm" svg:y2="12.702cm">
          <text:p/>
        </draw:line>
        <draw:line draw:style-name="gr12" draw:text-style-name="P2" draw:layer="layout" svg:x1="10.202cm" svg:y1="12.702cm" svg:x2="9.802cm" svg:y2="12.702cm">
          <text:p/>
        </draw:line>
        <draw:line draw:style-name="gr12" draw:text-style-name="P2" draw:layer="layout" svg:x1="10.202cm" svg:y1="12.702cm" svg:x2="10.202cm" svg:y2="12.302cm">
          <text:p/>
        </draw:line>
        <draw:line draw:style-name="gr12" draw:text-style-name="P2" draw:layer="layout" svg:x1="10.402cm" svg:y1="12.302cm" svg:x2="10.202cm" svg:y2="12.302cm">
          <text:p/>
        </draw:line>
        <draw:line draw:style-name="gr12" draw:text-style-name="P2" draw:layer="layout" svg:x1="10.402cm" svg:y1="12.302cm" svg:x2="10.402cm" svg:y2="12.702cm">
          <text:p/>
        </draw:line>
        <draw:line draw:style-name="gr12" draw:text-style-name="P2" draw:layer="layout" svg:x1="10.802cm" svg:y1="12.702cm" svg:x2="10.402cm" svg:y2="12.702cm">
          <text:p/>
        </draw:line>
        <draw:line draw:style-name="gr12" draw:text-style-name="P2" draw:layer="layout" svg:x1="10.802cm" svg:y1="12.702cm" svg:x2="10.802cm" svg:y2="12.302cm">
          <text:p/>
        </draw:line>
        <draw:line draw:style-name="gr12" draw:text-style-name="P2" draw:layer="layout" svg:x1="11.002cm" svg:y1="12.302cm" svg:x2="10.802cm" svg:y2="12.302cm">
          <text:p/>
        </draw:line>
        <draw:line draw:style-name="gr12" draw:text-style-name="P2" draw:layer="layout" svg:x1="11.002cm" svg:y1="12.302cm" svg:x2="11.002cm" svg:y2="12.702cm">
          <text:p/>
        </draw:line>
        <draw:line draw:style-name="gr12" draw:text-style-name="P2" draw:layer="layout" svg:x1="11.402cm" svg:y1="12.702cm" svg:x2="11.002cm" svg:y2="12.702cm">
          <text:p/>
        </draw:line>
        <draw:line draw:style-name="gr12" draw:text-style-name="P2" draw:layer="layout" svg:x1="11.402cm" svg:y1="12.702cm" svg:x2="11.402cm" svg:y2="12.302cm">
          <text:p/>
        </draw:line>
        <draw:line draw:style-name="gr12" draw:text-style-name="P2" draw:layer="layout" svg:x1="11.602cm" svg:y1="12.302cm" svg:x2="11.402cm" svg:y2="12.302cm">
          <text:p/>
        </draw:line>
        <draw:line draw:style-name="gr12" draw:text-style-name="P2" draw:layer="layout" svg:x1="11.602cm" svg:y1="12.302cm" svg:x2="11.602cm" svg:y2="12.702cm">
          <text:p/>
        </draw:line>
        <draw:line draw:style-name="gr12" draw:text-style-name="P2" draw:layer="layout" svg:x1="12.002cm" svg:y1="12.702cm" svg:x2="11.602cm" svg:y2="12.702cm">
          <text:p/>
        </draw:line>
        <draw:line draw:style-name="gr12" draw:text-style-name="P2" draw:layer="layout" svg:x1="12.002cm" svg:y1="12.702cm" svg:x2="12.002cm" svg:y2="12.302cm">
          <text:p/>
        </draw:line>
        <draw:line draw:style-name="gr12" draw:text-style-name="P2" draw:layer="layout" svg:x1="12.202cm" svg:y1="12.302cm" svg:x2="12.002cm" svg:y2="12.302cm">
          <text:p/>
        </draw:line>
        <draw:line draw:style-name="gr12" draw:text-style-name="P2" draw:layer="layout" svg:x1="12.202cm" svg:y1="12.302cm" svg:x2="12.202cm" svg:y2="12.702cm">
          <text:p/>
        </draw:line>
        <draw:line draw:style-name="gr12" draw:text-style-name="P2" draw:layer="layout" svg:x1="12.602cm" svg:y1="12.702cm" svg:x2="12.202cm" svg:y2="12.702cm">
          <text:p/>
        </draw:line>
        <draw:line draw:style-name="gr12" draw:text-style-name="P2" draw:layer="layout" svg:x1="12.602cm" svg:y1="12.702cm" svg:x2="12.602cm" svg:y2="12.302cm">
          <text:p/>
        </draw:line>
        <draw:line draw:style-name="gr12" draw:text-style-name="P2" draw:layer="layout" svg:x1="12.802cm" svg:y1="12.302cm" svg:x2="12.602cm" svg:y2="12.302cm">
          <text:p/>
        </draw:line>
        <draw:line draw:style-name="gr12" draw:text-style-name="P2" draw:layer="layout" svg:x1="12.802cm" svg:y1="12.302cm" svg:x2="12.802cm" svg:y2="12.702cm">
          <text:p/>
        </draw:line>
        <draw:line draw:style-name="gr12" draw:text-style-name="P2" draw:layer="layout" svg:x1="13.202cm" svg:y1="12.702cm" svg:x2="12.802cm" svg:y2="12.702cm">
          <text:p/>
        </draw:line>
        <draw:line draw:style-name="gr12" draw:text-style-name="P2" draw:layer="layout" svg:x1="13.202cm" svg:y1="12.702cm" svg:x2="13.202cm" svg:y2="12.302cm">
          <text:p/>
        </draw:line>
        <draw:line draw:style-name="gr12" draw:text-style-name="P2" draw:layer="layout" svg:x1="13.402cm" svg:y1="12.302cm" svg:x2="13.202cm" svg:y2="12.302cm">
          <text:p/>
        </draw:line>
        <draw:line draw:style-name="gr12" draw:text-style-name="P2" draw:layer="layout" svg:x1="13.402cm" svg:y1="12.302cm" svg:x2="13.402cm" svg:y2="12.702cm">
          <text:p/>
        </draw:line>
        <draw:line draw:style-name="gr12" draw:text-style-name="P2" draw:layer="layout" svg:x1="13.802cm" svg:y1="12.702cm" svg:x2="13.402cm" svg:y2="12.702cm">
          <text:p/>
        </draw:line>
        <draw:line draw:style-name="gr12" draw:text-style-name="P2" draw:layer="layout" svg:x1="13.802cm" svg:y1="12.702cm" svg:x2="13.802cm" svg:y2="12.302cm">
          <text:p/>
        </draw:line>
        <draw:line draw:style-name="gr12" draw:text-style-name="P2" draw:layer="layout" svg:x1="14.002cm" svg:y1="12.302cm" svg:x2="13.802cm" svg:y2="12.302cm">
          <text:p/>
        </draw:line>
        <draw:line draw:style-name="gr12" draw:text-style-name="P2" draw:layer="layout" svg:x1="14.002cm" svg:y1="12.302cm" svg:x2="14.002cm" svg:y2="12.702cm">
          <text:p/>
        </draw:line>
        <draw:line draw:style-name="gr12" draw:text-style-name="P2" draw:layer="layout" svg:x1="14.402cm" svg:y1="12.702cm" svg:x2="14.002cm" svg:y2="12.702cm">
          <text:p/>
        </draw:line>
        <draw:line draw:style-name="gr12" draw:text-style-name="P2" draw:layer="layout" svg:x1="14.402cm" svg:y1="12.702cm" svg:x2="14.402cm" svg:y2="12.302cm">
          <text:p/>
        </draw:line>
        <draw:line draw:style-name="gr12" draw:text-style-name="P2" draw:layer="layout" svg:x1="14.602cm" svg:y1="12.302cm" svg:x2="14.402cm" svg:y2="12.302cm">
          <text:p/>
        </draw:line>
        <draw:line draw:style-name="gr12" draw:text-style-name="P2" draw:layer="layout" svg:x1="14.602cm" svg:y1="12.302cm" svg:x2="14.602cm" svg:y2="12.702cm">
          <text:p/>
        </draw:line>
        <draw:line draw:style-name="gr12" draw:text-style-name="P2" draw:layer="layout" svg:x1="15.001cm" svg:y1="12.7cm" svg:x2="14.601cm" svg:y2="12.7cm">
          <text:p/>
        </draw:line>
        <draw:custom-shape draw:style-name="gr2" draw:text-style-name="P7" draw:layer="layout" svg:width="0.6cm" svg:height="0.4cm" svg:x="4.002cm" svg:y="11.702cm">
          <text:p text:style-name="P2"><text:span text:style-name="T4">A6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4.602cm" svg:y="11.702cm">
          <text:p text:style-name="P2"><text:span text:style-name="T4">A5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5.202cm" svg:y="11.702cm">
          <text:p text:style-name="P2"><text:span text:style-name="T4">A4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5.802cm" svg:y="11.702cm">
          <text:p text:style-name="P2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6.402cm" svg:y="11.702cm">
          <text:p text:style-name="P2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7.002cm" svg:y="11.702cm">
          <text:p text:style-name="P2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7.602cm" svg:y="11.702cm">
          <text:p text:style-name="P2"><text:span text:style-name="T4">A0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9.401cm" svg:y1="12.1cm" svg:x2="8.152cm" svg:y2="12.102cm">
          <text:p/>
        </draw:line>
        <draw:custom-shape draw:style-name="gr6" draw:text-style-name="P4" draw:layer="layout" svg:width="4.799cm" svg:height="0.6cm" svg:x="14.804cm" svg:y="10.703cm">
          <text:p text:style-name="P2"><text:span text:style-name="T3">Write Data</text:span><text:span text:style-name="T4"> (to MEM_CTL)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074cm" svg:height="0.45cm" svg:x="18.879cm" svg:y="10.329cm">
          <draw:text-box>
            <text:p><text:span text:style-name="T5">LSB</text:span></text:p>
          </draw:text-box>
        </draw:frame>
        <draw:frame draw:style-name="gr8" draw:text-style-name="P6" draw:layer="layout" svg:width="1.049cm" svg:height="0.45cm" svg:x="14.654cm" svg:y="10.329cm">
          <draw:text-box>
            <text:p><text:span text:style-name="T5">MSB</text:span></text:p>
          </draw:text-box>
        </draw:frame>
        <draw:custom-shape draw:style-name="gr7" draw:text-style-name="P4" draw:layer="layout" svg:width="0.6cm" svg:height="0.6cm" svg:x="19.604cm" svg:y="10.70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2cm" svg:height="0.489cm" svg:x="19.436cm" svg:y="10.753cm">
          <draw:text-box>
            <text:p><text:span text:style-name="T4">ACK</text:span></text:p>
          </draw:text-box>
        </draw:frame>
        <draw:line draw:style-name="gr12" draw:text-style-name="P2" draw:layer="layout" svg:x1="15.002cm" svg:y1="12.703cm" svg:x2="15.002cm" svg:y2="12.303cm">
          <text:p/>
        </draw:line>
        <draw:line draw:style-name="gr12" draw:text-style-name="P2" draw:layer="layout" svg:x1="15.202cm" svg:y1="12.303cm" svg:x2="15.002cm" svg:y2="12.303cm">
          <text:p/>
        </draw:line>
        <draw:line draw:style-name="gr12" draw:text-style-name="P2" draw:layer="layout" svg:x1="15.202cm" svg:y1="12.303cm" svg:x2="15.202cm" svg:y2="12.703cm">
          <text:p/>
        </draw:line>
        <draw:line draw:style-name="gr12" draw:text-style-name="P2" draw:layer="layout" svg:x1="15.602cm" svg:y1="12.703cm" svg:x2="15.202cm" svg:y2="12.703cm">
          <text:p/>
        </draw:line>
        <draw:line draw:style-name="gr12" draw:text-style-name="P2" draw:layer="layout" svg:x1="15.602cm" svg:y1="12.703cm" svg:x2="15.602cm" svg:y2="12.303cm">
          <text:p/>
        </draw:line>
        <draw:line draw:style-name="gr12" draw:text-style-name="P2" draw:layer="layout" svg:x1="15.802cm" svg:y1="12.303cm" svg:x2="15.602cm" svg:y2="12.303cm">
          <text:p/>
        </draw:line>
        <draw:line draw:style-name="gr12" draw:text-style-name="P2" draw:layer="layout" svg:x1="15.802cm" svg:y1="12.303cm" svg:x2="15.802cm" svg:y2="12.703cm">
          <text:p/>
        </draw:line>
        <draw:line draw:style-name="gr12" draw:text-style-name="P2" draw:layer="layout" svg:x1="16.202cm" svg:y1="12.703cm" svg:x2="15.802cm" svg:y2="12.703cm">
          <text:p/>
        </draw:line>
        <draw:line draw:style-name="gr12" draw:text-style-name="P2" draw:layer="layout" svg:x1="16.202cm" svg:y1="12.703cm" svg:x2="16.202cm" svg:y2="12.303cm">
          <text:p/>
        </draw:line>
        <draw:line draw:style-name="gr12" draw:text-style-name="P2" draw:layer="layout" svg:x1="16.402cm" svg:y1="12.303cm" svg:x2="16.202cm" svg:y2="12.303cm">
          <text:p/>
        </draw:line>
        <draw:line draw:style-name="gr12" draw:text-style-name="P2" draw:layer="layout" svg:x1="16.402cm" svg:y1="12.303cm" svg:x2="16.402cm" svg:y2="12.703cm">
          <text:p/>
        </draw:line>
        <draw:line draw:style-name="gr12" draw:text-style-name="P2" draw:layer="layout" svg:x1="16.802cm" svg:y1="12.703cm" svg:x2="16.402cm" svg:y2="12.703cm">
          <text:p/>
        </draw:line>
        <draw:line draw:style-name="gr12" draw:text-style-name="P2" draw:layer="layout" svg:x1="16.802cm" svg:y1="12.703cm" svg:x2="16.802cm" svg:y2="12.303cm">
          <text:p/>
        </draw:line>
        <draw:line draw:style-name="gr12" draw:text-style-name="P2" draw:layer="layout" svg:x1="17.002cm" svg:y1="12.303cm" svg:x2="16.802cm" svg:y2="12.303cm">
          <text:p/>
        </draw:line>
        <draw:line draw:style-name="gr12" draw:text-style-name="P2" draw:layer="layout" svg:x1="17.002cm" svg:y1="12.303cm" svg:x2="17.002cm" svg:y2="12.703cm">
          <text:p/>
        </draw:line>
        <draw:line draw:style-name="gr12" draw:text-style-name="P2" draw:layer="layout" svg:x1="17.402cm" svg:y1="12.703cm" svg:x2="17.002cm" svg:y2="12.703cm">
          <text:p/>
        </draw:line>
        <draw:line draw:style-name="gr12" draw:text-style-name="P2" draw:layer="layout" svg:x1="17.402cm" svg:y1="12.703cm" svg:x2="17.402cm" svg:y2="12.303cm">
          <text:p/>
        </draw:line>
        <draw:line draw:style-name="gr12" draw:text-style-name="P2" draw:layer="layout" svg:x1="17.602cm" svg:y1="12.303cm" svg:x2="17.402cm" svg:y2="12.303cm">
          <text:p/>
        </draw:line>
        <draw:line draw:style-name="gr12" draw:text-style-name="P2" draw:layer="layout" svg:x1="17.602cm" svg:y1="12.303cm" svg:x2="17.602cm" svg:y2="12.703cm">
          <text:p/>
        </draw:line>
        <draw:line draw:style-name="gr12" draw:text-style-name="P2" draw:layer="layout" svg:x1="18.002cm" svg:y1="12.703cm" svg:x2="17.602cm" svg:y2="12.703cm">
          <text:p/>
        </draw:line>
        <draw:line draw:style-name="gr12" draw:text-style-name="P2" draw:layer="layout" svg:x1="18.002cm" svg:y1="12.703cm" svg:x2="18.002cm" svg:y2="12.303cm">
          <text:p/>
        </draw:line>
        <draw:line draw:style-name="gr12" draw:text-style-name="P2" draw:layer="layout" svg:x1="18.202cm" svg:y1="12.303cm" svg:x2="18.002cm" svg:y2="12.303cm">
          <text:p/>
        </draw:line>
        <draw:line draw:style-name="gr12" draw:text-style-name="P2" draw:layer="layout" svg:x1="18.202cm" svg:y1="12.303cm" svg:x2="18.202cm" svg:y2="12.703cm">
          <text:p/>
        </draw:line>
        <draw:line draw:style-name="gr12" draw:text-style-name="P2" draw:layer="layout" svg:x1="18.602cm" svg:y1="12.703cm" svg:x2="18.202cm" svg:y2="12.703cm">
          <text:p/>
        </draw:line>
        <draw:line draw:style-name="gr12" draw:text-style-name="P2" draw:layer="layout" svg:x1="18.602cm" svg:y1="12.703cm" svg:x2="18.602cm" svg:y2="12.303cm">
          <text:p/>
        </draw:line>
        <draw:line draw:style-name="gr12" draw:text-style-name="P2" draw:layer="layout" svg:x1="18.802cm" svg:y1="12.303cm" svg:x2="18.602cm" svg:y2="12.303cm">
          <text:p/>
        </draw:line>
        <draw:line draw:style-name="gr12" draw:text-style-name="P2" draw:layer="layout" svg:x1="18.802cm" svg:y1="12.303cm" svg:x2="18.802cm" svg:y2="12.703cm">
          <text:p/>
        </draw:line>
        <draw:line draw:style-name="gr12" draw:text-style-name="P2" draw:layer="layout" svg:x1="19.202cm" svg:y1="12.703cm" svg:x2="18.802cm" svg:y2="12.703cm">
          <text:p/>
        </draw:line>
        <draw:line draw:style-name="gr12" draw:text-style-name="P2" draw:layer="layout" svg:x1="19.202cm" svg:y1="12.703cm" svg:x2="19.202cm" svg:y2="12.303cm">
          <text:p/>
        </draw:line>
        <draw:line draw:style-name="gr12" draw:text-style-name="P2" draw:layer="layout" svg:x1="19.402cm" svg:y1="12.303cm" svg:x2="19.202cm" svg:y2="12.303cm">
          <text:p/>
        </draw:line>
        <draw:line draw:style-name="gr12" draw:text-style-name="P2" draw:layer="layout" svg:x1="19.402cm" svg:y1="12.303cm" svg:x2="19.402cm" svg:y2="12.703cm">
          <text:p/>
        </draw:line>
        <draw:line draw:style-name="gr12" draw:text-style-name="P2" draw:layer="layout" svg:x1="19.802cm" svg:y1="12.703cm" svg:x2="19.402cm" svg:y2="12.703cm">
          <text:p/>
        </draw:line>
        <draw:line draw:style-name="gr12" draw:text-style-name="P2" draw:layer="layout" svg:x1="19.802cm" svg:y1="12.703cm" svg:x2="19.802cm" svg:y2="12.303cm">
          <text:p/>
        </draw:line>
        <draw:line draw:style-name="gr12" draw:text-style-name="P2" draw:layer="layout" svg:x1="20.002cm" svg:y1="12.303cm" svg:x2="19.802cm" svg:y2="12.303cm">
          <text:p/>
        </draw:line>
        <draw:line draw:style-name="gr12" draw:text-style-name="P2" draw:layer="layout" svg:x1="20.002cm" svg:y1="12.303cm" svg:x2="20.002cm" svg:y2="12.703cm">
          <text:p/>
        </draw:line>
        <draw:line draw:style-name="gr12" draw:text-style-name="P2" draw:layer="layout" svg:x1="20.2cm" svg:y1="12.7cm" svg:x2="20.002cm" svg:y2="12.703cm">
          <text:p/>
        </draw:line>
        <draw:line draw:style-name="gr12" draw:text-style-name="P2" draw:layer="layout" svg:x1="9.402cm" svg:y1="12.102cm" svg:x2="9.402cm" svg:y2="11.702cm">
          <text:p/>
        </draw:line>
        <draw:line draw:style-name="gr12" draw:text-style-name="P2" draw:layer="layout" svg:x1="10.602cm" svg:y1="11.7cm" svg:x2="9.401cm" svg:y2="11.7cm">
          <text:p/>
        </draw:line>
        <draw:frame draw:style-name="gr8" draw:text-style-name="P6" draw:layer="layout" svg:width="0.601cm" svg:height="0.45cm" svg:x="9.417cm" svg:y="11.688cm">
          <draw:text-box>
            <text:p><text:span text:style-name="T5">1</text:span></text:p>
          </draw:text-box>
        </draw:frame>
        <draw:frame draw:style-name="gr16" draw:text-style-name="P6" draw:layer="layout" svg:width="0.601cm" svg:height="0.45cm" svg:x="10.03cm" svg:y="11.688cm">
          <draw:text-box>
            <text:p><text:span text:style-name="T5">1</text:span></text:p>
          </draw:text-box>
        </draw:frame>
        <draw:custom-shape draw:style-name="gr2" draw:text-style-name="P7" draw:layer="layout" svg:width="0.6cm" svg:height="0.4cm" svg:x="17.202cm" svg:y="11.703cm">
          <text:p text:style-name="P2"><text:span text:style-name="T4">B/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4cm" svg:x="17.802cm" svg:y="11.703cm">
          <text:p text:style-name="P3"><text:span text:style-name="T2">MEM/</text:span></text:p>
          <text:p text:style-name="P3"><text:span text:style-name="T2">REG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0.1cm" svg:y1="12.1cm" svg:x2="19.601cm" svg:y2="12.1cm">
          <text:p/>
        </draw:line>
        <draw:line draw:style-name="gr12" draw:text-style-name="P2" draw:layer="layout" svg:x1="10.602cm" svg:y1="12.102cm" svg:x2="10.602cm" svg:y2="11.702cm">
          <text:p/>
        </draw:line>
        <draw:line draw:style-name="gr12" draw:text-style-name="P2" draw:layer="layout" svg:x1="10.602cm" svg:y1="12.102cm" svg:x2="12.4cm" svg:y2="12.1cm">
          <text:p/>
        </draw:line>
        <draw:line draw:style-name="gr12" draw:text-style-name="P2" draw:layer="layout" svg:x1="12.4cm" svg:y1="11.7cm" svg:x2="12.4cm" svg:y2="12.1cm">
          <text:p/>
        </draw:line>
        <draw:line draw:style-name="gr12" draw:text-style-name="P2" draw:layer="layout" svg:x1="12.4cm" svg:y1="11.7cm" svg:x2="13cm" svg:y2="11.7cm">
          <text:p/>
        </draw:line>
        <draw:line draw:style-name="gr12" draw:text-style-name="P2" draw:layer="layout" svg:x1="13cm" svg:y1="12.1cm" svg:x2="13cm" svg:y2="11.7cm">
          <text:p/>
        </draw:line>
        <draw:line draw:style-name="gr12" draw:text-style-name="P2" draw:layer="layout" svg:x1="13cm" svg:y1="12.1cm" svg:x2="17.25cm" svg:y2="12.1cm">
          <text:p/>
        </draw:line>
        <draw:frame draw:style-name="gr16" draw:text-style-name="P6" draw:layer="layout" svg:width="0.601cm" svg:height="0.45cm" svg:x="10.605cm" svg:y="11.688cm">
          <draw:text-box>
            <text:p><text:span text:style-name="T5">0</text:span></text:p>
          </draw:text-box>
        </draw:frame>
        <draw:frame draw:style-name="gr16" draw:text-style-name="P6" draw:layer="layout" svg:width="0.601cm" svg:height="0.45cm" svg:x="11.206cm" svg:y="11.688cm">
          <draw:text-box>
            <text:p><text:span text:style-name="T5">0</text:span></text:p>
          </draw:text-box>
        </draw:frame>
        <draw:frame draw:style-name="gr16" draw:text-style-name="P6" draw:layer="layout" svg:width="0.601cm" svg:height="0.45cm" svg:x="11.807cm" svg:y="11.688cm">
          <draw:text-box>
            <text:p><text:span text:style-name="T5">0</text:span></text:p>
          </draw:text-box>
        </draw:frame>
        <draw:frame draw:style-name="gr16" draw:text-style-name="P6" draw:layer="layout" svg:width="0.601cm" svg:height="0.45cm" svg:x="12.408cm" svg:y="11.688cm">
          <draw:text-box>
            <text:p><text:span text:style-name="T5">1</text:span></text:p>
          </draw:text-box>
        </draw:frame>
        <draw:frame draw:style-name="gr16" draw:text-style-name="P6" draw:layer="layout" svg:width="0.601cm" svg:height="0.45cm" svg:x="13.009cm" svg:y="11.688cm">
          <draw:text-box>
            <text:p><text:span text:style-name="T5">0</text:span></text:p>
          </draw:text-box>
        </draw:frame>
        <draw:frame draw:style-name="gr16" draw:text-style-name="P6" draw:layer="layout" svg:width="0.601cm" svg:height="0.45cm" svg:x="13.61cm" svg:y="11.688cm">
          <draw:text-box>
            <text:p><text:span text:style-name="T5">0</text:span></text:p>
          </draw:text-box>
        </draw:frame>
        <draw:line draw:style-name="gr12" draw:text-style-name="P2" draw:layer="layout" svg:x1="19.602cm" svg:y1="12.1cm" svg:x2="19.602cm" svg:y2="11.7cm">
          <text:p/>
        </draw:line>
        <draw:line draw:style-name="gr12" draw:text-style-name="P2" draw:layer="layout" svg:x1="19cm" svg:y1="11.7cm" svg:x2="19.602cm" svg:y2="11.7cm">
          <text:p/>
        </draw:line>
        <draw:frame draw:style-name="gr16" draw:text-style-name="P6" draw:layer="layout" svg:width="0.601cm" svg:height="0.45cm" svg:x="18.409cm" svg:y="11.688cm">
          <draw:text-box>
            <text:p><text:span text:style-name="T5">0</text:span></text:p>
          </draw:text-box>
        </draw:frame>
        <draw:frame draw:style-name="gr16" draw:text-style-name="P6" draw:layer="layout" svg:width="0.601cm" svg:height="0.45cm" svg:x="19.01cm" svg:y="11.688cm">
          <draw:text-box>
            <text:p><text:span text:style-name="T5">1</text:span></text:p>
          </draw:text-box>
        </draw:frame>
        <draw:custom-shape draw:style-name="gr6" draw:text-style-name="P4" draw:layer="layout" svg:width="4.799cm" svg:height="0.6cm" svg:x="26.204cm" svg:y="10.703cm">
          <text:p text:style-name="P2"><text:span text:style-name="T3">Read Data Burst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074cm" svg:height="0.45cm" svg:x="30.279cm" svg:y="10.329cm">
          <draw:text-box>
            <text:p><text:span text:style-name="T5">LSB</text:span></text:p>
          </draw:text-box>
        </draw:frame>
        <draw:frame draw:style-name="gr8" draw:text-style-name="P6" draw:layer="layout" svg:width="1.049cm" svg:height="0.45cm" svg:x="26.054cm" svg:y="10.329cm">
          <draw:text-box>
            <text:p><text:span text:style-name="T5">MSB</text:span></text:p>
          </draw:text-box>
        </draw:frame>
        <draw:custom-shape draw:style-name="gr7" draw:text-style-name="P4" draw:layer="layout" svg:width="0.6cm" svg:height="0.6cm" svg:x="31.004cm" svg:y="10.70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2cm" svg:height="0.489cm" svg:x="30.836cm" svg:y="10.753cm">
          <draw:text-box>
            <text:p><text:span text:style-name="T4">ACK</text:span></text:p>
          </draw:text-box>
        </draw:frame>
        <draw:line draw:style-name="gr17" draw:text-style-name="P2" draw:layer="layout" svg:x1="26.401cm" svg:y1="12.1cm" svg:x2="25.802cm" svg:y2="12.1cm">
          <text:p/>
        </draw:line>
        <draw:line draw:style-name="gr17" draw:text-style-name="P2" draw:layer="layout" svg:x1="26.402cm" svg:y1="12.7cm" svg:x2="25.803cm" svg:y2="12.7cm">
          <text:p/>
        </draw:line>
        <draw:custom-shape draw:style-name="gr4" draw:text-style-name="P1" draw:layer="layout" svg:width="6.056cm" svg:height="0.897cm" svg:x="27.421cm" svg:y="13.188cm">
          <text:p text:style-name="P2"><text:span text:style-name="T1"><text:s/></text:span><text:span text:style-name="T7">MEM_CNT</text:span><text:span text:style-name="T1"> * (2 – </text:span><text:span text:style-name="T7">MEM_CTL.B/W 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201cm" svg:height="0.6cm" svg:x="20.802cm" svg:y="10.703cm">
          <text:p text:style-name="P2"><text:span text:style-name="T3">oMSP core Addres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6cm" svg:height="0.6cm" svg:x="20.203cm" svg:y="10.703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0.812cm" svg:y1="11.303cm" svg:x2="20.212cm" svg:y2="11.303cm">
          <text:p/>
        </draw:line>
        <draw:custom-shape draw:style-name="gr14" draw:text-style-name="P4" draw:layer="layout" svg:width="0.6cm" svg:height="0.6cm" svg:x="25.003cm" svg:y="10.70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099cm" svg:height="0.727cm" svg:x="20.027cm" svg:y="10.661cm">
          <draw:text-box>
            <text:p><text:span text:style-name="T4">Rep.</text:span></text:p>
            <text:p><text:span text:style-name="T4">Start</text:span></text:p>
          </draw:text-box>
        </draw:frame>
        <draw:frame draw:style-name="gr8" draw:text-style-name="P6" draw:layer="layout" svg:width="1.024cm" svg:height="0.45cm" svg:x="20.688cm" svg:y="10.328cm">
          <draw:text-box>
            <text:p><text:span text:style-name="T5">MSB</text:span></text:p>
          </draw:text-box>
        </draw:frame>
        <draw:frame draw:style-name="gr8" draw:text-style-name="P6" draw:layer="layout" svg:width="1.074cm" svg:height="0.45cm" svg:x="24.301cm" svg:y="10.329cm">
          <draw:text-box>
            <text:p><text:span text:style-name="T5">LSB</text:span></text:p>
          </draw:text-box>
        </draw:frame>
        <draw:line draw:style-name="gr12" draw:text-style-name="P2" draw:layer="layout" svg:x1="20.452cm" svg:y1="11.703cm" svg:x2="20.452cm" svg:y2="12.103cm">
          <text:p/>
        </draw:line>
        <draw:line draw:style-name="gr12" draw:text-style-name="P2" draw:layer="layout" svg:x1="20.902cm" svg:y1="12.103cm" svg:x2="20.452cm" svg:y2="12.102cm">
          <text:p/>
        </draw:line>
        <draw:line draw:style-name="gr12" draw:text-style-name="P2" draw:layer="layout" svg:x1="20.706cm" svg:y1="12.303cm" svg:x2="20.706cm" svg:y2="12.703cm">
          <text:p/>
        </draw:line>
        <draw:line draw:style-name="gr12" draw:text-style-name="P2" draw:layer="layout" svg:x1="21.002cm" svg:y1="12.703cm" svg:x2="20.702cm" svg:y2="12.703cm">
          <text:p/>
        </draw:line>
        <draw:line draw:style-name="gr12" draw:text-style-name="P2" draw:layer="layout" svg:x1="21.002cm" svg:y1="12.703cm" svg:x2="21.002cm" svg:y2="12.303cm">
          <text:p/>
        </draw:line>
        <draw:line draw:style-name="gr12" draw:text-style-name="P2" draw:layer="layout" svg:x1="21.202cm" svg:y1="12.303cm" svg:x2="21.002cm" svg:y2="12.303cm">
          <text:p/>
        </draw:line>
        <draw:line draw:style-name="gr12" draw:text-style-name="P2" draw:layer="layout" svg:x1="21.202cm" svg:y1="12.303cm" svg:x2="21.202cm" svg:y2="12.703cm">
          <text:p/>
        </draw:line>
        <draw:line draw:style-name="gr12" draw:text-style-name="P2" draw:layer="layout" svg:x1="21.602cm" svg:y1="12.703cm" svg:x2="21.202cm" svg:y2="12.703cm">
          <text:p/>
        </draw:line>
        <draw:line draw:style-name="gr12" draw:text-style-name="P2" draw:layer="layout" svg:x1="21.602cm" svg:y1="12.703cm" svg:x2="21.602cm" svg:y2="12.303cm">
          <text:p/>
        </draw:line>
        <draw:line draw:style-name="gr12" draw:text-style-name="P2" draw:layer="layout" svg:x1="21.802cm" svg:y1="12.303cm" svg:x2="21.602cm" svg:y2="12.303cm">
          <text:p/>
        </draw:line>
        <draw:line draw:style-name="gr12" draw:text-style-name="P2" draw:layer="layout" svg:x1="21.802cm" svg:y1="12.303cm" svg:x2="21.802cm" svg:y2="12.703cm">
          <text:p/>
        </draw:line>
        <draw:line draw:style-name="gr12" draw:text-style-name="P2" draw:layer="layout" svg:x1="22.202cm" svg:y1="12.703cm" svg:x2="21.802cm" svg:y2="12.703cm">
          <text:p/>
        </draw:line>
        <draw:line draw:style-name="gr12" draw:text-style-name="P2" draw:layer="layout" svg:x1="22.202cm" svg:y1="12.703cm" svg:x2="22.202cm" svg:y2="12.303cm">
          <text:p/>
        </draw:line>
        <draw:line draw:style-name="gr12" draw:text-style-name="P2" draw:layer="layout" svg:x1="22.402cm" svg:y1="12.303cm" svg:x2="22.202cm" svg:y2="12.303cm">
          <text:p/>
        </draw:line>
        <draw:line draw:style-name="gr12" draw:text-style-name="P2" draw:layer="layout" svg:x1="22.402cm" svg:y1="12.303cm" svg:x2="22.402cm" svg:y2="12.703cm">
          <text:p/>
        </draw:line>
        <draw:line draw:style-name="gr12" draw:text-style-name="P2" draw:layer="layout" svg:x1="22.802cm" svg:y1="12.703cm" svg:x2="22.402cm" svg:y2="12.703cm">
          <text:p/>
        </draw:line>
        <draw:line draw:style-name="gr12" draw:text-style-name="P2" draw:layer="layout" svg:x1="22.802cm" svg:y1="12.703cm" svg:x2="22.802cm" svg:y2="12.303cm">
          <text:p/>
        </draw:line>
        <draw:line draw:style-name="gr12" draw:text-style-name="P2" draw:layer="layout" svg:x1="23.002cm" svg:y1="12.303cm" svg:x2="22.802cm" svg:y2="12.303cm">
          <text:p/>
        </draw:line>
        <draw:line draw:style-name="gr12" draw:text-style-name="P2" draw:layer="layout" svg:x1="23.002cm" svg:y1="12.303cm" svg:x2="23.002cm" svg:y2="12.703cm">
          <text:p/>
        </draw:line>
        <draw:line draw:style-name="gr12" draw:text-style-name="P2" draw:layer="layout" svg:x1="23.402cm" svg:y1="12.703cm" svg:x2="23.002cm" svg:y2="12.703cm">
          <text:p/>
        </draw:line>
        <draw:line draw:style-name="gr12" draw:text-style-name="P2" draw:layer="layout" svg:x1="23.402cm" svg:y1="12.703cm" svg:x2="23.402cm" svg:y2="12.303cm">
          <text:p/>
        </draw:line>
        <draw:line draw:style-name="gr12" draw:text-style-name="P2" draw:layer="layout" svg:x1="23.602cm" svg:y1="12.303cm" svg:x2="23.402cm" svg:y2="12.303cm">
          <text:p/>
        </draw:line>
        <draw:line draw:style-name="gr12" draw:text-style-name="P2" draw:layer="layout" svg:x1="23.602cm" svg:y1="12.303cm" svg:x2="23.602cm" svg:y2="12.703cm">
          <text:p/>
        </draw:line>
        <draw:line draw:style-name="gr12" draw:text-style-name="P2" draw:layer="layout" svg:x1="24.002cm" svg:y1="12.703cm" svg:x2="23.602cm" svg:y2="12.703cm">
          <text:p/>
        </draw:line>
        <draw:line draw:style-name="gr12" draw:text-style-name="P2" draw:layer="layout" svg:x1="24.002cm" svg:y1="12.703cm" svg:x2="24.002cm" svg:y2="12.303cm">
          <text:p/>
        </draw:line>
        <draw:line draw:style-name="gr12" draw:text-style-name="P2" draw:layer="layout" svg:x1="24.202cm" svg:y1="12.303cm" svg:x2="24.002cm" svg:y2="12.303cm">
          <text:p/>
        </draw:line>
        <draw:line draw:style-name="gr12" draw:text-style-name="P2" draw:layer="layout" svg:x1="24.202cm" svg:y1="12.303cm" svg:x2="24.202cm" svg:y2="12.703cm">
          <text:p/>
        </draw:line>
        <draw:line draw:style-name="gr12" draw:text-style-name="P2" draw:layer="layout" svg:x1="24.602cm" svg:y1="12.703cm" svg:x2="24.202cm" svg:y2="12.703cm">
          <text:p/>
        </draw:line>
        <draw:line draw:style-name="gr12" draw:text-style-name="P2" draw:layer="layout" svg:x1="24.602cm" svg:y1="12.703cm" svg:x2="24.602cm" svg:y2="12.303cm">
          <text:p/>
        </draw:line>
        <draw:line draw:style-name="gr12" draw:text-style-name="P2" draw:layer="layout" svg:x1="24.802cm" svg:y1="12.303cm" svg:x2="24.602cm" svg:y2="12.303cm">
          <text:p/>
        </draw:line>
        <draw:line draw:style-name="gr12" draw:text-style-name="P2" draw:layer="layout" svg:x1="24.802cm" svg:y1="12.303cm" svg:x2="24.802cm" svg:y2="12.703cm">
          <text:p/>
        </draw:line>
        <draw:line draw:style-name="gr12" draw:text-style-name="P2" draw:layer="layout" svg:x1="25.202cm" svg:y1="12.703cm" svg:x2="24.802cm" svg:y2="12.703cm">
          <text:p/>
        </draw:line>
        <draw:line draw:style-name="gr12" draw:text-style-name="P2" draw:layer="layout" svg:x1="25.202cm" svg:y1="12.703cm" svg:x2="25.202cm" svg:y2="12.303cm">
          <text:p/>
        </draw:line>
        <draw:line draw:style-name="gr12" draw:text-style-name="P2" draw:layer="layout" svg:x1="25.402cm" svg:y1="12.303cm" svg:x2="25.202cm" svg:y2="12.303cm">
          <text:p/>
        </draw:line>
        <draw:line draw:style-name="gr12" draw:text-style-name="P2" draw:layer="layout" svg:x1="25.402cm" svg:y1="12.303cm" svg:x2="25.402cm" svg:y2="12.703cm">
          <text:p/>
        </draw:line>
        <draw:custom-shape draw:style-name="gr2" draw:text-style-name="P7" draw:layer="layout" svg:width="0.6cm" svg:height="0.4cm" svg:x="20.802cm" svg:y="11.703cm">
          <text:p text:style-name="P2"><text:span text:style-name="T4">A6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21.402cm" svg:y="11.703cm">
          <text:p text:style-name="P2"><text:span text:style-name="T4">A5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22.002cm" svg:y="11.703cm">
          <text:p text:style-name="P2"><text:span text:style-name="T4">A4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22.602cm" svg:y="11.703cm">
          <text:p text:style-name="P2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23.202cm" svg:y="11.703cm">
          <text:p text:style-name="P2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23.802cm" svg:y="11.703cm">
          <text:p text:style-name="P2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6cm" svg:height="0.4cm" svg:x="24.402cm" svg:y="11.703cm">
          <text:p text:style-name="P2"><text:span text:style-name="T4">A0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951cm" svg:height="0.489cm" svg:x="24.856cm" svg:y="10.757cm">
          <draw:text-box>
            <text:p><text:span text:style-name="T4">RD</text:span></text:p>
          </draw:text-box>
        </draw:frame>
        <draw:line draw:style-name="gr12" draw:text-style-name="P2" draw:layer="layout" svg:x1="25.6cm" svg:y1="11.708cm" svg:x2="24.953cm" svg:y2="11.71cm">
          <text:p/>
        </draw:line>
        <draw:custom-shape draw:style-name="gr7" draw:text-style-name="P4" draw:layer="layout" svg:width="0.6cm" svg:height="0.6cm" svg:x="25.603cm" svg:y="10.70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0.951cm" svg:height="0.489cm" svg:x="25.437cm" svg:y="10.752cm">
          <draw:text-box>
            <text:p><text:span text:style-name="T4">ACK</text:span></text:p>
          </draw:text-box>
        </draw:frame>
        <draw:line draw:style-name="gr12" draw:text-style-name="P2" draw:layer="layout" svg:x1="19cm" svg:y1="11.7cm" svg:x2="19cm" svg:y2="12.1cm">
          <text:p/>
        </draw:line>
        <draw:line draw:style-name="gr12" draw:text-style-name="P2" draw:layer="layout" svg:x1="18.35cm" svg:y1="12.1cm" svg:x2="19cm" svg:y2="12.1cm">
          <text:p/>
        </draw:line>
        <draw:line draw:style-name="gr12" draw:text-style-name="P2" draw:layer="layout" svg:x1="20.101cm" svg:y1="12.1cm" svg:x2="20.1cm" svg:y2="11.7cm">
          <text:p/>
        </draw:line>
        <draw:line draw:style-name="gr12" draw:text-style-name="P2" draw:layer="layout" svg:x1="20.45cm" svg:y1="11.7cm" svg:x2="20.101cm" svg:y2="11.7cm">
          <text:p/>
        </draw:line>
        <draw:line draw:style-name="gr12" draw:text-style-name="P2" draw:layer="layout" svg:x1="20.2cm" svg:y1="12.701cm" svg:x2="20.2cm" svg:y2="12.3cm">
          <text:p/>
        </draw:line>
        <draw:line draw:style-name="gr12" draw:text-style-name="P2" draw:layer="layout" svg:x1="20.7cm" svg:y1="12.3cm" svg:x2="20.2cm" svg:y2="12.301cm">
          <text:p/>
        </draw:line>
        <draw:line draw:style-name="gr12" draw:text-style-name="P2" draw:layer="layout" svg:x1="25.601cm" svg:y1="11.708cm" svg:x2="25.6cm" svg:y2="12.1cm">
          <text:p/>
        </draw:line>
        <draw:line draw:style-name="gr12" draw:text-style-name="P2" draw:layer="layout" svg:x1="25.8cm" svg:y1="12.1cm" svg:x2="25.601cm" svg:y2="12.1cm">
          <text:p/>
        </draw:line>
        <draw:line draw:style-name="gr12" draw:text-style-name="P2" draw:layer="layout" svg:x1="25.802cm" svg:y1="12.703cm" svg:x2="25.402cm" svg:y2="12.703cm">
          <text:p/>
        </draw:line>
        <draw:custom-shape draw:style-name="gr5" draw:text-style-name="P2" draw:layer="layout" svg:width="0.45cm" svg:height="7.95cm" draw:transform="rotate (1.5707963267949) translate (26.3cm 13.345cm)">
          <text:p/>
          <draw:enhanced-geometry svg:viewBox="0 0 21600 21600" draw:glue-points="21600 0 0 10800 21600 21600" draw:text-areas="13800 ?f9 21600 ?f10" draw:type="left-brace" draw:modifiers="489.72105464272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8T18:34:38</meta:creation-date>
    <dc:date>2012-11-11T23:16:37</dc:date>
    <meta:editing-duration>PT8H4M30S</meta:editing-duration>
    <meta:editing-cycles>38</meta:editing-cycles>
    <meta:generator>LibreOffice/3.4$Unix LibreOffice_project/340m1$Build-1403</meta:generator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